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sans-serif" svg:font-family="ui-sans-serif, system-ui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>
      <style:text-properties fo:font-variant="normal" fo:text-transform="none" fo:color="#000000" style:font-name="ui-sans-serif" fo:font-size="10.5pt" fo:letter-spacing="normal" fo:font-style="normal"/>
    </style:style>
    <style:style style:name="T2" style:family="text">
      <style:text-properties fo:font-variant="normal" fo:text-transform="none" fo:color="#000000" style:font-name="ui-sans-serif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1095820" text:style-name="L1">
        <text:list-item>
          <text:p text:style-name="P1"><text:span text:style-name="Strong_20_Emphasis">PETROBRAS PETRÓLEO BRASILEIRO S.A.</text:span> – CNPJ: 33.000.167/0001-01​</text:p>
        </text:list-item>
      </text:list>
      <text:list xml:id="list1972968454" text:style-name="L2">
        <text:list-item>
          <text:p text:style-name="P2"><text:span text:style-name="Strong_20_Emphasis">JBS S.A.</text:span> – CNPJ: 02.916.265/0001-60​<text:a xlink:type="simple" xlink:href="https://fateccampinas.com.br/conveniados/public/lista-empresa?utm_source=chatgpt.com" office:target-frame-name="_blank" xlink:show="new" text:style-name="Internet_20_link" text:visited-style-name="Visited_20_Internet_20_Link">fateccampinas.com.br</text:a></text:p>
        </text:list-item>
      </text:list>
      <text:list xml:id="list921677805" text:style-name="L3">
        <text:list-item>
          <text:p text:style-name="P3"><text:span text:style-name="Strong_20_Emphasis">Ambev S.A.</text:span> – CNPJ: 07.526.557/0001-00​<text:a xlink:type="simple" xlink:href="https://investidorsardinha.r7.com/geral/todos-os-cnpj-das-empresas-listadas-na-b3-a-bolsa-de-valores-brasileira/?utm_source=chatgpt.com" office:target-frame-name="_blank" xlink:show="new" text:style-name="Internet_20_link" text:visited-style-name="Visited_20_Internet_20_Link">Investidor Sardinha</text:a></text:p>
        </text:list-item>
      </text:list>
      <text:list xml:id="list952596765" text:style-name="L4">
        <text:list-item>
          <text:p text:style-name="P4"><text:span text:style-name="Strong_20_Emphasis">Itaú Unibanco Holding S.A.</text:span> – CNPJ: 60.872.504/0001-23​</text:p>
        </text:list-item>
      </text:list>
      <text:list xml:id="list2153065109" text:style-name="L5">
        <text:list-item>
          <text:p text:style-name="P5"><text:span text:style-name="Strong_20_Emphasis">Bradesco S.A.</text:span> – CNPJ: 60.746.948/0001-12​</text:p>
        </text:list-item>
      </text:list>
      <text:list xml:id="list1254591919" text:style-name="L6">
        <text:list-item>
          <text:p text:style-name="P6"><text:span text:style-name="Strong_20_Emphasis">Vale S.A.</text:span> – CNPJ: 33.592.510/0001-54​</text:p>
        </text:list-item>
      </text:list>
      <text:list xml:id="list903202330" text:style-name="L7">
        <text:list-item>
          <text:p text:style-name="P7"><text:span text:style-name="Strong_20_Emphasis">Banco do Brasil S.A.</text:span> – CNPJ: 00.000.000/0001-91​</text:p>
        </text:list-item>
      </text:list>
      <text:list xml:id="list1796777435" text:style-name="L8">
        <text:list-item>
          <text:p text:style-name="P8"><text:span text:style-name="Strong_20_Emphasis">Eletrobras S.A.</text:span> – CNPJ: 00.001.180/0001-26​</text:p>
        </text:list-item>
      </text:list>
      <text:list xml:id="list2168895335" text:style-name="L9">
        <text:list-item>
          <text:p text:style-name="P9"><text:span text:style-name="Strong_20_Emphasis">Magazine Luiza S.A.</text:span> – CNPJ: 47.960.950/0001-21​</text:p>
        </text:list-item>
      </text:list>
      <text:list xml:id="list3191743384" text:style-name="L10">
        <text:list-item>
          <text:p text:style-name="P10"><text:span text:style-name="Strong_20_Emphasis">B3 S.A. – Brasil, Bolsa, Balcão</text:span> – CNPJ: 09.346.601/0001-25</text:p>
        </text:list-item>
        <text:list-item>
          <text:p text:style-name="P10"><text:span text:style-name="Strong_20_Emphasis"><text:span text:style-name="T1">ROUTE</text:span></text:span><text:span text:style-name="T2"> </text:span><text:span text:style-name="Strong_20_Emphasis"><text:span text:style-name="T1">TO</text:span></text:span><text:span text:style-name="T2"> </text:span><text:span text:style-name="Strong_20_Emphasis"><text:span text:style-name="T1">MARKET</text:span></text:span><text:span text:style-name="T2"> </text:span><text:span text:style-name="Strong_20_Emphasis"><text:span text:style-name="T1">LTDA</text:span></text:span><text:span text:style-name="T2"> </text:span>08332347000143</text:p>
        </text:list-item>
        <text:list-item>
          <text:p text:style-name="P10"><text:span text:style-name="Strong_20_Emphasis"><text:span text:style-name="T1">ROBERIO JOSE DOS SANTOS</text:span></text:span><text:span text:style-name="T2"> 16952477870 </text:span>12.345.678/0001-95</text:p>
        </text:list-item>
      </text:list>
      <text:p text:style-name="Standard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sans-serif" svg:font-family="ui-sans-serif, system-ui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00:17:02.583599529</meta:creation-date>
    <dc:date>2025-03-27T00:20:52.034126233</dc:date>
    <meta:editing-duration>PT3M5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3" meta:character-count="604" meta:non-whitespace-character-count="496"/>
  </office:meta>
</office:document-meta>
</file>